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43~86</text:p>
          </table:table-cell>
          <table:table-cell table:number-columns-repeated="3"/>
          <table:table-cell office:value-type="string" calcext:value-type="string">
            <text:p>86~1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Cm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fighters</text:p>
          </table:table-cell>
          <table:table-cell office:value-type="float" office:value="250" calcext:value-type="float">
            <text:p>250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erfall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iot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quite hard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ite hard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worse</text:p>
          </table:table-cell>
          <table:table-cell table:number-columns-repeated="2"/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karma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quite terrible</text:p>
          </table:table-cell>
          <table:table-cell table:number-columns-repeated="3"/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hanging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as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t bad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oth very g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aftwerk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Musical rhyt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steria</text:p>
          </table:table-cell>
          <table:table-cell office:value-type="float" office:value="450" calcext:value-type="float">
            <text:p>450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quite bad</text:p>
          </table:table-cell>
          <table:table-cell table:number-columns-repeated="2"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easy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, catches bass melody</text:p>
          </table:table-cell>
          <table:table-cell table:number-columns-repeated="2"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little worse</text:p>
          </table:table-cell>
          <table:table-cell table:number-columns-repeated="2"/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echiove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ite 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ightly worse</text:p>
          </table:table-cell>
          <table:table-cell table:number-columns-repeated="2"/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lucky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th 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inblack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th very 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ing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t better, more accurate (early) timing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rricane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ightly bette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formula="of:=SUM([.J1:.J21])" office:value-type="float" office:value="-4.5" calcext:value-type="float">
            <text:p>-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Mono" style:font-family-asian="'DejaVu Sans Mono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1:24:35.766174003</meta:creation-date>
    <dc:date>2015-02-10T01:23:51.948605438</dc:date>
    <meta:editing-duration>PT2H58M40S</meta:editing-duration>
    <meta:editing-cycles>34</meta:editing-cycles>
    <meta:generator>LibreOffice/4.3.5.2.0$Linux_X86_64 LibreOffice_project/430$Build-2</meta:generator>
    <meta:document-statistic meta:table-count="1" meta:cell-count="129" meta:object-count="0"/>
  </office:meta>
</office:document-meta>
</file>